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-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6cm" svg:y="9.127cm" presentation:class="title" presentation:user-transformed="true">
          <draw:text-box>
            <text:p>Introducción al Context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Introducción al contexto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El Manifiesto Ágil</text:p>
              </text:list-item>
              <text:list-item>
                <text:p text:style-name="P3">Los Métodos Ágiles</text:p>
              </text:list-item>
              <text:list-item>
                <text:p text:style-name="P3">Principios Ágiles oficiales</text:p>
              </text:list-item>
              <text:list-item>
                <text:p text:style-name="P3">Valores Ági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7T11:53:53.537906232</meta:creation-date>
    <meta:editing-duration>PT18M6S</meta:editing-duration>
    <meta:editing-cycles>6</meta:editing-cycles>
    <meta:generator>LibreOffice/6.4.1.2$Linux_X86_64 LibreOffice_project/40$Build-2</meta:generator>
    <dc:title>Portfolio</dc:title>
    <dc:date>2020-03-18T19:58:57.310228415</dc:date>
    <meta:document-statistic meta:object-count="48"/>
  </office:meta>
</office:document-meta>
</file>